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Illustration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center" draw:textarea-vertical-align="middle" style:run-through="foreground"/>
    </style:style>
    <style:style style:name="gr3" style:family="graphic">
      <style:graphic-properties svg:stroke-color="#000000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078cm" fo:min-width="6.424cm" style:run-through="foreground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078cm" fo:min-width="1.852cm" style:run-through="foreground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8cm" fo:min-width="1.755cm" style:run-through="foreground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78cm" fo:min-width="6.117cm" style:run-through="foreground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078cm" fo:min-width="1.54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is składni języka Fuzzy Control Language</text:h>
      <text:h text:style-name="Heading_20_2" text:outline-level="2">IEC 61131-7</text:h>
      <text:p text:style-name="Standard">Fuzzy Control Language zwany dalej FCL jest to standard opisany przez Międzynarodową Komisję Elektrotechniczną (International Electrotechnical Commision - http://www.iec.ch/) w dokumencie IEC 61131-7 w styczniu 1997 roku. Zawiera on 53 strony, 6 rozdziałów i 6 dodatków opisujących każdy detal standardu wraz z przykładami. W ramach tej pracy opis standardu zostanie ograniczony do niezbędnego minimum. [5]</text:p>
      <text:p text:style-name="Standard">Język FCL jest językiem domenowym. Oznacza to, że nie da się w nim napisać standardowego „Hello World!”, posiada instrukcje związane stricte z logiką rozmytą. Może jednak stanowić część większej aplikacji [6]. Istnieją płatne produkty implementujące ten standard, jak również aplikacje open source, np. http://jfuzzylogic.sourceforge.net/html/index.html. Celem tej pracy było zaimplementowanie tego systemu od podstaw z mocnym ukierunkowaniem na rozszerzalność aplikacji, jak również przedstawienie możliwości tego języka. Standard FCL przewiduje w większości przypadków więcej rozwiązań i metod niż zaimplementowano w tej pracy.</text:p>
      <text:h text:style-name="Heading_20_3" text:outline-level="3">Bloki funkcji</text:h>
      <text:p text:style-name="Standard"><draw:g text:anchor-type="paragraph" draw:z-index="0" draw:style-name="gr1"><draw:rect draw:style-name="gr2" draw:text-style-name="P4" svg:width="1.654cm" svg:height="0.595cm" svg:x="10.308cm" svg:y="1.995cm"><text:p text:style-name="P4">Var 4</text:p></draw:rect><draw:rect draw:style-name="gr2" draw:text-style-name="P4" svg:width="1.654cm" svg:height="0.595cm" svg:x="5.081cm" svg:y="3.251cm"><text:p text:style-name="P4">Var 5</text:p></draw:rect><draw:rect draw:style-name="gr2" draw:text-style-name="P4" svg:width="1.654cm" svg:height="0.595cm" svg:x="10.308cm" svg:y="3.339cm"><text:p text:style-name="P4">Var 6</text:p></draw:rect><draw:rect draw:style-name="gr2" draw:text-style-name="P4" svg:width="1.654cm" svg:height="0.595cm" svg:x="-0.011cm" svg:y="1.995cm"><text:p text:style-name="P4">Var 1</text:p></draw:rect><draw:rect draw:style-name="gr2" draw:text-style-name="P4" svg:width="1.654cm" svg:height="0.595cm" svg:x="-0.011cm" svg:y="3.384cm"><text:p text:style-name="P4">Var 2</text:p></draw:rect><draw:rect draw:style-name="gr3" draw:text-style-name="P4" svg:width="3.22cm" svg:height="4.169cm" svg:x="1.753cm" svg:y="1.884cm"><text:p text:style-name="P4">Function block 1</text:p></draw:rect><draw:rect draw:style-name="gr3" draw:text-style-name="P4" svg:width="3.22cm" svg:height="4.169cm" svg:x="12.313cm" svg:y="1.796cm"><text:p text:style-name="P4">Function block 3</text:p></draw:rect><draw:rect draw:style-name="gr3" draw:text-style-name="P4" svg:width="3.22cm" svg:height="4.169cm" svg:x="7.089cm" svg:y="3.339cm"><text:p text:style-name="P4">Function block 2</text:p></draw:rect><draw:custom-shape draw:style-name="gr4" svg:width="7.342cm" svg:height="0.156cm" svg:x="4.972cm" svg:y="2.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" svg:width="2.117cm" svg:height="0.156cm" svg:x="4.972cm" svg:y="3.8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006cm" svg:height="0.156cm" svg:x="10.308cm" svg:y="3.9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" svg:width="6.991cm" svg:height="0.156cm" svg:x="0.098cm" svg:y="6.5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svg:width="1.765cm" svg:height="0.156cm" svg:x="-0.011cm" svg:y="2.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svg:width="1.765cm" svg:height="0.156cm" svg:x="-0.011cm" svg:y="3.9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draw:style-name="gr2" draw:text-style-name="P4" svg:width="1.654cm" svg:height="0.595cm" svg:x="0.1cm" svg:y="5.964cm"><text:p text:style-name="P4">Var 3</text:p></draw:rect></draw:g>Aplikacja w języku FCL składa się z bloków funkcji. Ich celem jest rozdzielenie logiki poszczególnych elementów rozwiązywanego problemu. Umożliwia łączenie poszczególnych bloków za pomocą zmiennych wejściowych i wyjściowych.</text:p>
      <text:p text:style-name="P2">Rys <text:chapter text:display="number" text:outline-level="4">I.1.1.</text:chapter>/1 Przykładowy schemat połączeń bloków funkcji</text:p>
      <text:p text:style-name="Standard">System nie zakłada żadnych zabezpieczeń przed rekursją połączeń, powinien o to zadbać deweloper tworzący system. Definicja bloku funkcji wygląda następująco</text:p>
      <text:p text:style-name="Standard"><text:span text:style-name="Source_20_Text"><text:span text:style-name="T1">FUNCTION_BLOCK &lt;nazwa bloku&gt;</text:span></text:span></text:p>
      <text:p text:style-name="Standard"><text:span text:style-name="Source_20_Text"><text:span text:style-name="T1">…</text:span></text:span></text:p>
      <text:p text:style-name="Standard"><text:span text:style-name="Source_20_Text"><text:span text:style-name="T1">END_FUNCTION_BLOCK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Uwaga: w języku FCL wielkość liter nie ma znaczenia</text:span></text:span></text:p>
      <text:p text:style-name="Standard"><text:span text:style-name="Source_20_Text"><text:span text:style-name="T1">I.1.2. Blok zmiennych</text:span></text:span></text:p>
      <text:p text:style-name="Standard"><text:span text:style-name="Source_20_Text"><text:span text:style-name="T1">Blok zmiennych służy do deklaracji zmiennych użytych w danym bloku funkcji. Tylko zmienne zdefiniowane w tym bloku mogą być użyte w pozostałych elementach bloku funkcji. Definiuje się go następująco:</text:span></text:span></text:p>
      <text:p text:style-name="Standard"><text:span text:style-name="Source_20_Text"><text:span text:style-name="T1">VAR_INPUT</text:span></text:span></text:p>
      <text:p text:style-name="Standard"><text:span text:style-name="Source_20_Text"><text:span text:style-name="T1"><text:tab/>&lt;nazwa zmiennej wejściowej 1&gt; : &lt;typ zmiennej – REAL|INT&gt;;</text:span></text:span></text:p>
      <text:p text:style-name="Standard"><text:span text:style-name="Source_20_Text"><text:span text:style-name="T1"><text:tab/>&lt;nazwa zmiennej wejściowej 2&gt; : &lt;typ zmiennej&gt;</text:span></text:span></text:p>
      <text:p text:style-name="Standard"><text:span text:style-name="Source_20_Text"><text:span text:style-name="T1">END_VAR</text:span></text:span></text:p>
      <text:p text:style-name="Standard"><text:span text:style-name="Source_20_Text"><text:span text:style-name="T1">VAR_INLINE</text:span></text:span></text:p>
      <text:p text:style-name="Standard"><text:soft-page-break/><text:span text:style-name="Source_20_Text"><text:span text:style-name="T1"><text:tab/>&lt;nazwa zmiennej wewnętrznej 3&gt; : &lt;typ zmiennej&gt;;</text:span></text:span></text:p>
      <text:p text:style-name="Standard"><text:span text:style-name="Source_20_Text"><text:span text:style-name="T1">END_VAR</text:span></text:span></text:p>
      <text:p text:style-name="Standard"><text:span text:style-name="Source_20_Text"><text:span text:style-name="T1">VAR_OUTPUT</text:span></text:span></text:p>
      <text:p text:style-name="Standard"><text:span text:style-name="Source_20_Text"><text:span text:style-name="T1"><text:tab/>&lt;nazwa zmiennej wyjściowej 4&gt; : &lt;typ zmiennej&gt;;</text:span></text:span></text:p>
      <text:p text:style-name="Standard"><text:span text:style-name="Source_20_Text"><text:span text:style-name="T1">END_VAR </text:span></text:span></text:p>
      <text:p text:style-name="Standard">Zmienne wejściowe i wyjściowe są niezbędne do prawidłowej komunikacji z aplikacją zewnętrzną lub innymi blokami funkcji. Zmienne wewnętrzne służą do obliczeń pośrednich. W przypadku gdy w aplikacji znajduje się kilka bloków funkcji należy uważać na nazewnictwo zmiennych wewnętrznych ponieważ zmienne o tej samej nazwie w różnych blokach wskazują na tę samą zmienną w całym systemie. W aplikacji będącej przedmiotem tej pracy zaimplementowano jedynie typ zmiennej REAL.</text:p>
      <text:h text:style-name="Heading_20_3" text:outline-level="3">Blok fuzyfikacji</text:h>
      <text:p text:style-name="Standard"><text:span text:style-name="Source_20_Text"><text:span text:style-name="T1">FUZZIFY temperatura </text:span></text:span></text:p>
      <text:p text:style-name="Standard"><text:span text:style-name="Source_20_Text"><text:span text:style-name="T1"><text:tab/>TERM &lt;nazwa termu 1&gt; := (x1,μ1) (x2,μ2) (...);</text:span></text:span></text:p>
      <text:p text:style-name="Standard"><text:span text:style-name="Source_20_Text"><text:span text:style-name="T1"><text:tab/>TERM &lt;nazwa termu 2&gt; := (x1,μ1) (x2,μ2) (...);</text:span></text:span></text:p>
      <text:p text:style-name="Standard"><text:span text:style-name="Source_20_Text"><text:span text:style-name="T1"><text:tab/>TERM &lt;nazwa termu 3&gt; := x;</text:span></text:span></text:p>
      <text:p text:style-name="Standard"><text:span text:style-name="Source_20_Text"><text:span text:style-name="T1">END_FUZZIFY </text:span></text:span></text:p>
      <text:p text:style-name="Standard"><text:span text:style-name="Source_20_Text"><text:span text:style-name="T1"/></text:span></text:p>
      <text:p text:style-name="Standard">Blok fuzyfikacji służy do zdefiniowania funkcji przynależności termów zmiennych wejściowych. Można je definiować na dwa sposoby:</text:p>
      <text:list xml:id="list4016371403481664320" text:style-name="L1">
        <text:list-item>
          <text:p text:style-name="P3">Podając kolejne punkty, których połączenie utworzy funkcję przynależności termu (x,μ) przy czym <text:s/>μ musi się zawierać w przedziale &lt;0,1&gt; i punkty nie mogą się powtarzać</text:p>
        </text:list-item>
        <text:list-item>
          <text:p text:style-name="P3">Podając jedną wartość rzeczywistą która utworzy funkcję singletonu</text:p>
        </text:list-item>
      </text:list>
      <text:p text:style-name="Standard">Zakres zmiennej (min,max) zostanie obliczony na podstawie skrajnych punków wszystkich termów. Bloki te powtarzają się dla każdej zmiennej wejściowej</text:p>
      <text:h text:style-name="Heading_20_3" text:outline-level="3">Blok defuzyfikacji</text:h>
      <text:p text:style-name="Standard">Tym blokiem opisuje się zmienne wewnętrzne oraz wyjściowe. Definicja tego bloku wygląda następująco:</text:p>
      <text:p text:style-name="Standard"/>
      <text:p text:style-name="Standard"><text:span text:style-name="Source_20_Text"><text:span text:style-name="T1">DEFUZZIFY &lt;nazwa zmiennej wyjściowej lub wewnętrznej&gt;</text:span></text:span></text:p>
      <text:p text:style-name="Standard"><text:span text:style-name="Source_20_Text"><text:span text:style-name="T1"><text:tab/>TERM &lt;nazwa termu 1&gt; := (x1,μ1) (x2,μ2) (...);</text:span></text:span></text:p>
      <text:p text:style-name="Standard"><text:span text:style-name="Source_20_Text"><text:span text:style-name="T1"><text:tab/>TERM &lt;nazwa termu 2&gt; := (x1,μ1) (x2,μ2) (...);</text:span></text:span></text:p>
      <text:p text:style-name="Standard"><text:span text:style-name="Source_20_Text"><text:span text:style-name="T1"><text:tab/>TERM &lt;nazwa termu 3&gt; := x;</text:span></text:span></text:p>
      <text:p text:style-name="Standard"><text:span text:style-name="Source_20_Text"><text:span text:style-name="T1"><text:tab/>ACCU : &lt;nazwa metody akumulacji MAX|PROD&gt;;</text:span></text:span></text:p>
      <text:p text:style-name="Standard"><text:span text:style-name="Source_20_Text"><text:span text:style-name="T1"><text:tab/>METHOD : &lt;nazwa metody defuzyfikacji COS|COG&gt;; </text:span></text:span></text:p>
      <text:p text:style-name="Standard"><text:span text:style-name="Source_20_Text"><text:span text:style-name="T1"><text:tab/>DEFAULT := &lt;opcjonalne – rzeczywista wartość domyślna&gt;;</text:span></text:span></text:p>
      <text:p text:style-name="Standard"><text:span text:style-name="Source_20_Text"><text:span text:style-name="T1">END_DEFUZZIFY </text:span></text:span></text:p>
      <text:p text:style-name="Standard"><text:span text:style-name="Source_20_Text"><text:span text:style-name="T1"/></text:span></text:p>
      <text:p text:style-name="Standard">Podobnie jak w przypadku bloku fuzyfikacji znajdują się tu definicje termów, które mogą występować w dwóch postaciach punktów albo singletonu. Dodatkowo dochodzą opcje niedostępne <text:s/>bloku fuzyfikacji:</text:p>
      <text:p text:style-name="Standard">ACCU – metoda akumulacji termów wyjściowych poszczególnych reguł których predykaty dotyczą opisywanej zmiennej (MAX albo PROD)</text:p>
      <text:p text:style-name="Standard">METHOD – metoda wyostrzania (defuzyfikacji). W zależności od użytych funkcji przynależności termów do dyspozycji są dwie metody COG (Centre of Gravity) – dla punktów, COS (Centre of Singleton) – dla singletonów</text:p>
      <text:p text:style-name="Standard">DEFAULT – domyślna wartość tej zmiennej, jeśli żadna reguła nie wpływa na jej wartość</text:p>
      <text:h text:style-name="Heading_20_3" text:outline-level="3">Bloki reguł</text:h>
      <text:p text:style-name="Standard">W jednym bloku funkcji może istnieć kilka bloków funkcji. Taka możliwość została dodana w celu <text:soft-page-break/>rozbicia reguł na zbiory spójne strukturalnie. Nie ma to jednak wpływu na sam proces agregacji i defuzyfikacji, ponieważ jest on przypisany bezpośrednio do zmiennej wyjściowej lub wewnętrznej. Pozwala jedynie na zdefiniowanie indywidualnej t-normy dla operatora AND (OR). Defnicja bloku wygląda następująco:</text:p>
      <text:p text:style-name="Standard"/>
      <text:p text:style-name="Standard"><text:span text:style-name="Source_20_Text"><text:span text:style-name="T1">RULEBLOCK No1</text:span></text:span></text:p>
      <text:p text:style-name="Standard"><text:span text:style-name="Source_20_Text"><text:span text:style-name="T1"><text:tab/>AND : MIN; <text:s/></text:span></text:span></text:p>
      <text:p text:style-name="Standard"><text:span text:style-name="Source_20_Text"><text:span text:style-name="T1"><text:tab/>RULE 1: if &lt;zmienna wej&gt; is &lt;term&gt; then &lt;zmienna wyj&gt; is &lt;term&gt;;</text:span></text:span></text:p>
      <text:p text:style-name="Standard"><text:span text:style-name="Source_20_Text"><text:span text:style-name="T1"><text:tab/>RULE 2: if &lt;zmienna wej&gt; is &lt;term&gt; &lt;and|or&gt; &lt;zmienna wej&gt; is &lt;term&gt; then <text:tab/>&lt;zmienna wyj&gt; is &lt;term&gt; and &lt;zmienna wyj&gt; is &lt;term&gt;;<text:tab/><text:tab/></text:span></text:span></text:p>
      <text:p text:style-name="Standard"><text:span text:style-name="Source_20_Text"><text:span text:style-name="T1">END_RULEBLOCK</text:span></text:span></text:p>
      <text:p text:style-name="Standard"><text:span text:style-name="Source_20_Text"><text:span text:style-name="T1"/></text:span></text:p>
      <text:p text:style-name="Standard">Jednym z elementów bloku reguł jest zadeklarowanie t-normy dla spójnika AND (co pociąga za sobą odpowiadającą wg praw De Morgana t-normę spójnika OR). Szczegóły opisu reguł znajdują się w rozdziale I.3.2</text:p>
      <text:p text:style-name="Standard">I.1.6. Przykład</text:p>
      <text:p text:style-name="Standard"/>
      <text:p text:style-name="Standard">Przedstawienie rozwiązania problemu ogrodnika z rozdziału pierwszego w postaci skryptu FCL. Kod skryptu :</text:p>
      <text:p text:style-name="Standard"><text:span text:style-name="Source_20_Text"><text:span text:style-name="T1"/></text:span></text:p>
      <text:p text:style-name="Standard"><text:span text:style-name="Source_20_Text"><text:span text:style-name="T1">FUNCTION_BLOCK Fuzzy_FB</text:span></text:span></text:p>
      <text:p text:style-name="Standard"><text:span text:style-name="Source_20_Text"><text:span text:style-name="T1"><text:tab/>VAR_INPUT</text:span></text:span></text:p>
      <text:p text:style-name="Standard"><text:span text:style-name="Source_20_Text"><text:span text:style-name="T1"><text:tab/><text:tab/>wilgotnosc: REAL;</text:span></text:span></text:p>
      <text:p text:style-name="Standard"><text:span text:style-name="Source_20_Text"><text:span text:style-name="T1"><text:tab/><text:tab/>temperatura : REAL;</text:span></text:span></text:p>
      <text:p text:style-name="Standard"><text:span text:style-name="Source_20_Text"><text:span text:style-name="T1"><text:tab/>END_VAR</text:span></text:span></text:p>
      <text:p text:style-name="Standard"><text:span text:style-name="Source_20_Text"><text:span text:style-name="T1"><text:tab/>VAR_OUTPUT</text:span></text:span></text:p>
      <text:p text:style-name="Standard"><text:span text:style-name="Source_20_Text"><text:span text:style-name="T1"><text:tab/><text:tab/>zraszanie : REAL;</text:span></text:span></text:p>
      <text:p text:style-name="Standard"><text:span text:style-name="Source_20_Text"><text:span text:style-name="T1"><text:tab/>END_VAR </text:span></text:span></text:p>
      <text:p text:style-name="Standard"><text:span text:style-name="Source_20_Text"><text:span text:style-name="T1"><text:s text:c="4"/>FUZZIFY temperatura </text:span></text:span></text:p>
      <text:p text:style-name="Standard"><text:span text:style-name="Source_20_Text"><text:span text:style-name="T1"><text:tab/><text:tab/>TERM bardzo_niska := (-15,1) (5,1) (13,0);</text:span></text:span></text:p>
      <text:p text:style-name="Standard"><text:span text:style-name="Source_20_Text"><text:span text:style-name="T1"><text:tab/><text:tab/>TERM niska := (2, 0) (10, 1) (18, 0);</text:span></text:span></text:p>
      <text:p text:style-name="Standard"><text:span text:style-name="Source_20_Text"><text:span text:style-name="T1"><text:tab/><text:tab/>TERM srednia := (10, 0) (18, 1) (26,0);</text:span></text:span></text:p>
      <text:p text:style-name="Standard"><text:span text:style-name="Source_20_Text"><text:span text:style-name="T1"><text:tab/><text:tab/>TERM wysoka := <text:s/>(17,0) (25, 1) (40, 1);</text:span></text:span></text:p>
      <text:p text:style-name="Standard"><text:span text:style-name="Source_20_Text"><text:span text:style-name="T1"><text:tab/>END_FUZZIFY </text:span></text:span></text:p>
      <text:p text:style-name="Standard"><text:span text:style-name="Source_20_Text"><text:span text:style-name="T1"><text:tab/>FUZZIFY wilgotnosc</text:span></text:span></text:p>
      <text:p text:style-name="Standard"><text:span text:style-name="Source_20_Text"><text:span text:style-name="T1"><text:tab/><text:tab/>TERM niska := (0, 1) (10, 1) (14, 0);</text:span></text:span></text:p>
      <text:p text:style-name="Standard"><text:span text:style-name="Source_20_Text"><text:span text:style-name="T1"><text:tab/><text:tab/>TERM srednia := (11, 0) (15, 1) (19,0);</text:span></text:span></text:p>
      <text:p text:style-name="Standard"><text:span text:style-name="Source_20_Text"><text:span text:style-name="T1"><text:tab/><text:tab/>TERM duza := <text:s/>(16,0) (20, 1) (40, 1);</text:span></text:span></text:p>
      <text:p text:style-name="Standard"><text:span text:style-name="Source_20_Text"><text:span text:style-name="T1"><text:tab/>END_FUZZIFY </text:span></text:span></text:p>
      <text:p text:style-name="Standard"><text:span text:style-name="Source_20_Text"><text:span text:style-name="T1"><text:tab/></text:span></text:span></text:p>
      <text:p text:style-name="Standard"><text:span text:style-name="Source_20_Text"><text:span text:style-name="T1"><text:tab/>DEFUZZIFY zraszanie</text:span></text:span></text:p>
      <text:p text:style-name="Standard"><text:span text:style-name="Source_20_Text"><text:span text:style-name="T1"><text:tab/> <text:s text:c="3"/>TERM min := (-2,0);</text:span></text:span></text:p>
      <text:p text:style-name="Standard"><text:span text:style-name="Source_20_Text"><text:span text:style-name="T1"><text:tab/> <text:s text:c="3"/>TERM brak := 0;</text:span></text:span></text:p>
      <text:p text:style-name="Standard"><text:span text:style-name="Source_20_Text"><text:span text:style-name="T1"><text:tab/><text:tab/>TERM slabe := 20;</text:span></text:span></text:p>
      <text:p text:style-name="Standard"><text:span text:style-name="Source_20_Text"><text:span text:style-name="T1"><text:tab/><text:tab/>TERM srednie := 40; </text:span></text:span></text:p>
      <text:p text:style-name="Standard"><text:span text:style-name="Source_20_Text"><text:span text:style-name="T1"><text:tab/><text:tab/>TERM silne := 60;</text:span></text:span></text:p>
      <text:p text:style-name="Standard"><text:span text:style-name="Source_20_Text"><text:span text:style-name="T1"><text:tab/><text:tab/>TERM max := (80,0);</text:span></text:span></text:p>
      <text:p text:style-name="Standard"><text:span text:style-name="Source_20_Text"><text:span text:style-name="T1"><text:tab/><text:tab/>ACCU : MAX;</text:span></text:span></text:p>
      <text:p text:style-name="Standard"><text:span text:style-name="Source_20_Text"><text:span text:style-name="T1"><text:tab/><text:tab/>METHOD : COS; </text:span></text:span></text:p>
      <text:p text:style-name="Standard"><text:span text:style-name="Source_20_Text"><text:span text:style-name="T1"><text:tab/><text:tab/>DEFAULT := -.2;</text:span></text:span></text:p>
      <text:p text:style-name="Standard"><text:span text:style-name="Source_20_Text"><text:span text:style-name="T1"><text:tab/>END_DEFUZZIFY 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<text:tab/>RULEBLOCK No1 <text:s/></text:span></text:span></text:p>
      <text:p text:style-name="Standard"><text:span text:style-name="Source_20_Text"><text:span text:style-name="T1"><text:tab/> <text:s text:c="3"/>RULE 1: if temperatura is bardzo_niska then zraszanie is brak;</text:span></text:span></text:p>
      <text:p text:style-name="Standard"><text:span text:style-name="Source_20_Text"><text:span text:style-name="T1"><text:tab/> <text:s text:c="3"/>RULE 2: if wilgotnosc is duza and temperatura is niska then zraszanie is brak;</text:span></text:span></text:p>
      <text:p text:style-name="Standard"><text:span text:style-name="Source_20_Text"><text:span text:style-name="T1"><text:tab/> <text:s text:c="3"/>RULE 3: if wilgotnosc is duza and temperatura is srednia then </text:span></text:span><text:soft-page-break/><text:span text:style-name="Source_20_Text"><text:span text:style-name="T1">zraszanie is brak;</text:span></text:span></text:p>
      <text:p text:style-name="Standard"><text:span text:style-name="Source_20_Text"><text:span text:style-name="T1"><text:tab/> <text:s text:c="3"/>RULE 4: if wilgotnosc is duza and temperatura is wysoka then zraszanie is slabe;</text:span></text:span></text:p>
      <text:p text:style-name="Standard"><text:span text:style-name="Source_20_Text"><text:span text:style-name="T1"><text:tab/> <text:s text:c="3"/>RULE 5: if wilgotnosc is srednia and temperatura is niska then zraszanie is brak;</text:span></text:span></text:p>
      <text:p text:style-name="Standard"><text:span text:style-name="Source_20_Text"><text:span text:style-name="T1"><text:tab/> <text:s text:c="3"/>RULE 6: if wilgotnosc is srednia and temperatura is srednia then zraszanie is slabe;</text:span></text:span></text:p>
      <text:p text:style-name="Standard"><text:span text:style-name="Source_20_Text"><text:span text:style-name="T1"><text:tab/> <text:s text:c="3"/>RULE 7: if wilgotnosc is srednia and temperatura is wysoka then zraszanie is srednie;</text:span></text:span></text:p>
      <text:p text:style-name="Standard"><text:span text:style-name="Source_20_Text"><text:span text:style-name="T1"><text:tab/> <text:s text:c="3"/>RULE 8: if wilgotnosc is niska and temperatura is niska then zraszanie is slabe;</text:span></text:span></text:p>
      <text:p text:style-name="Standard"><text:span text:style-name="Source_20_Text"><text:span text:style-name="T1"><text:tab/> <text:s text:c="3"/>RULE 9: if wilgotnosc is niska and temperatura is srednia then zraszanie is srednie;</text:span></text:span></text:p>
      <text:p text:style-name="Standard"><text:span text:style-name="Source_20_Text"><text:span text:style-name="T1"><text:tab/> <text:s text:c="3"/>RULE 10: if wilgotnosc is niska and temperatura is wysoka then zraszanie is silne;</text:span></text:span></text:p>
      <text:p text:style-name="Standard"><text:span text:style-name="Source_20_Text"><text:span text:style-name="T1"><text:tab/><text:tab/>AND : MIN;</text:span></text:span></text:p>
      <text:p text:style-name="Standard"><text:span text:style-name="Source_20_Text"><text:span text:style-name="T1"><text:tab/>END_RULEBLOCK</text:span></text:span></text:p>
      <text:p text:style-name="Standard"><text:span text:style-name="Source_20_Text"><text:span text:style-name="T1">END_FUNCTION_BLOCK</text:span></text:span></text:p>
      <text:p text:style-name="Standard"/>
      <text:p text:style-name="Standard"/>
      <text:p text:style-name="Standard">Wcięcia w kodzie nie są obowiązkowe w tym języku, poprawiają jednak czytelność kodu. Skrypt ten jest bardzo krótki w porównaniu do aplikacji w dowolnym innym języku programowania, która miałaby realizować rozwiązanie tego problemu za pomocą logiki rozmytej. <text:s/>Reguły w tym przypadku są dość proste i krótkie. Można jednak tworzyć dowolnie długie reguły i skomplikowane wzory funkcji przynależności termów kreując przy tym skomplikowane systemy rozmyte do sterowania dowolną przestrzenią zmiennych. Taki bardziej złożony problem oraz jego rozwiązanie za pomocą FCL zostanie przedstawiony w ostatnim rozdziale tej p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ustracja" style:family="paragraph" style:parent-style-name="Standard"/>
    <style:style style:name="Illustration" style:family="paragraph" style:parent-style-name="Caption" style:class="extra"/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12T10:47:43</meta:creation-date>
    <meta:editing-duration>PT7M26S</meta:editing-duration>
    <meta:editing-cycles>2</meta:editing-cycles>
    <meta:generator>OpenOffice/4.1.1$Unix OpenOffice.org_project/411m6$Build-9775</meta:generator>
    <dc:title>inz2</dc:title>
    <meta:initial-creator>l z</meta:initial-creator>
    <meta:document-statistic meta:table-count="0" meta:image-count="0" meta:object-count="0" meta:page-count="4" meta:paragraph-count="106" meta:word-count="1086" meta:character-count="7532"/>
    <dc:date>2015-08-12T10:55:09</dc:date>
    <dc:creator>l z</dc:creator>
    <meta:template xlink:type="simple" xlink:actuate="onRequest" xlink:title="inz2" xlink:href="../../../.openoffice/4/user/template/inz2.ott" meta:date="2015-08-12T10:47:43"/>
  </office:meta>
</office:document-meta>
</file>